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ff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203cm" svg:stroke-color="#ff3333" draw:marker-start-width="0.503cm" draw:marker-end-width="0.503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fill="solid"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3333ff" fo:font-size="32pt" style:font-size-asian="32pt" style:font-size-complex="32pt"/>
    </style:style>
    <style:style style:name="P3" style:family="paragraph">
      <style:text-properties fo:color="#ff3333" fo:font-size="24pt" style:font-size-asian="24pt" style:font-size-complex="24pt"/>
    </style:style>
    <style:style style:name="T1" style:family="text">
      <style:text-properties fo:color="#3333ff" fo:font-size="32pt" style:font-size-asian="32pt" style:font-size-complex="32pt"/>
    </style:style>
    <style:style style:name="T2" style:family="text">
      <style:text-properties fo:color="#ff333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496cm" svg:y1="8.702cm" svg:x2="12.481cm" svg:y2="18.861cm">
            <text:p/>
          </draw:line>
          <draw:line draw:style-name="gr1" draw:text-style-name="P1" draw:layer="layout" svg:x1="8.497cm" svg:y1="8.703cm" svg:x2="8.482cm" svg:y2="18.862cm">
            <text:p/>
          </draw:line>
          <draw:line draw:style-name="gr1" draw:text-style-name="P1" draw:layer="layout" svg:x1="16.51cm" svg:y1="11.925cm" svg:x2="4.605cm" svg:y2="11.906cm">
            <text:p/>
          </draw:line>
          <draw:line draw:style-name="gr1" draw:text-style-name="P1" draw:layer="layout" svg:x1="16.511cm" svg:y1="15.526cm" svg:x2="4.606cm" svg:y2="15.507cm">
            <text:p/>
          </draw:line>
        </draw:g>
        <draw:frame draw:style-name="gr2" draw:text-style-name="P2" draw:layer="layout" svg:width="6.463cm" svg:height="1.513cm" svg:x="7.259cm" svg:y="3.016cm">
          <draw:text-box>
            <text:p text:style-name="P2"><text:span text:style-name="T1">Tic Tac Toe</text:span></text:p>
          </draw:text-box>
        </draw:frame>
        <draw:frame draw:style-name="gr2" draw:text-style-name="P1" draw:layer="layout" svg:width="2.657cm" svg:height="3.806cm" svg:x="1.381cm" svg:y="3.036cm">
          <draw:text-box>
            <text:p text:style-name="P1">Player1</text:p>
            <text:p text:style-name="P1"><text:s/></text:p>
            <text:p text:style-name="P1">vs.</text:p>
            <text:p text:style-name="P1"/>
            <text:p text:style-name="P1">Player2</text:p>
          </draw:text-box>
        </draw:frame>
        <draw:g>
          <draw:frame draw:style-name="gr3" draw:layer="layout" svg:width="0.502cm" svg:height="0.962cm" svg:x="9.382cm" svg:y="13.165cm">
            <draw:text-box>
              <text:p/>
            </draw:text-box>
          </draw:frame>
          <draw:line draw:style-name="gr4" draw:text-style-name="P1" draw:layer="layout" svg:x1="9.89cm" svg:y1="13.038cm" svg:x2="11.287cm" svg:y2="14.562cm">
            <text:p/>
          </draw:line>
          <draw:line draw:style-name="gr4" draw:text-style-name="P1" draw:layer="layout" svg:x1="9.863cm" svg:y1="14.589cm" svg:x2="11.26cm" svg:y2="13.065cm">
            <text:p/>
          </draw:line>
        </draw:g>
        <draw:g>
          <draw:frame draw:style-name="gr3" draw:layer="layout" svg:width="0.502cm" svg:height="0.962cm" svg:x="5.421cm" svg:y="9.666cm">
            <draw:text-box>
              <text:p/>
            </draw:text-box>
          </draw:frame>
          <draw:line draw:style-name="gr4" draw:text-style-name="P1" draw:layer="layout" svg:x1="5.929cm" svg:y1="9.539cm" svg:x2="7.326cm" svg:y2="11.063cm">
            <text:p/>
          </draw:line>
          <draw:line draw:style-name="gr4" draw:text-style-name="P1" draw:layer="layout" svg:x1="5.902cm" svg:y1="11.09cm" svg:x2="7.299cm" svg:y2="9.566cm">
            <text:p/>
          </draw:line>
        </draw:g>
        <draw:circle draw:style-name="gr5" draw:text-style-name="P1" draw:layer="layout" svg:width="2.032cm" svg:height="2.032cm" svg:x="13.446cm" svg:y="16.24cm">
          <text:p/>
        </draw:circle>
        <draw:circle draw:style-name="gr5" draw:text-style-name="P1" draw:layer="layout" svg:width="2.032cm" svg:height="2.032cm" svg:x="9.509cm" svg:y="9.255cm">
          <text:p/>
        </draw:circle>
        <draw:frame draw:style-name="gr2" draw:text-style-name="P3" draw:layer="layout" svg:width="5.823cm" svg:height="1.195cm" svg:x="1.508cm" svg:y="20.723cm">
          <draw:text-box>
            <text:p text:style-name="P3"><text:span text:style-name="T2">Turn: <text:s/>Player1</text:span></text:p>
          </draw:text-box>
        </draw:frame>
        <draw:rect draw:style-name="gr6" draw:text-style-name="P1" draw:layer="layout" svg:width="5.08cm" svg:height="2.159cm" svg:x="8.112cm" svg:y="23.098cm">
          <text:p/>
        </draw:rect>
        <draw:frame draw:style-name="gr2" draw:layer="layout" svg:width="3.465cm" svg:height="0.962cm" svg:x="8.955cm" svg:y="23.687cm">
          <draw:text-box>
            <text:p>Exit Ga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5-12-15T22:42:39</meta:creation-date>
    <dc:date>2015-12-15T22:54:51</dc:date>
    <dc:creator>brett wilson</dc:creator>
    <meta:editing-duration>PT12M14S</meta:editing-duration>
    <meta:editing-cycles>3</meta:editing-cycles>
    <meta:generator>OpenOffice/4.1.2$Unix OpenOffice.org_project/412m3$Build-9782</meta:generator>
    <meta:document-statistic meta:object-count="20"/>
  </office:meta>
</office:document-meta>
</file>